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T1" style:family="text">
      <style:text-properties style:font-name="Arial1" fo:font-size="8pt" style:font-name-asian="Arial1" style:font-size-asian="8pt" style:font-name-complex="Arial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Rechercher au CARAN</text:p>
      <text:p text:style-name="Standard"/>
      <text:p text:style-name="Standard">Mariage DUREGARD/BAILLEUX</text:p>
      <text:p text:style-name="P2">ARCHIVES NOTARIALE</text:p>
      <text:p text:style-name="P2">Cote / Source : RE/XXVI/9</text:p>
      <text:p text:style-name="P2">Notaire : MATHIS Nicolas</text:p>
      <text:p text:style-name="P2">Date : 1750-12-10</text:p>
      <text:p text:style-name="P2">Type d'acte : Mariage</text:p>
      <text:p text:style-name="P2">Nom : DU REGARD</text:p>
      <text:p text:style-name="P2">Prénoms : Charles</text:p>
      <text:p text:style-name="P2">Nom conjoint : BAILLEUX</text:p>
      <text:p text:style-name="P2">Prénoms conjoint : Antoinette Josephe</text:p>
      <text:p text:style-name="P1"><text:span text:style-name="T1">Releveur : jeangauvain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F PARNEIX</meta:initial-creator>
    <meta:creation-date>2022-11-11T15:43:56.61</meta:creation-date>
    <meta:document-statistic meta:table-count="0" meta:image-count="0" meta:object-count="0" meta:page-count="1" meta:paragraph-count="12" meta:word-count="43" meta:character-count="265"/>
    <dc:date>2022-11-11T15:44:51.13</dc:date>
    <dc:creator>JF PARNEIX</dc:creator>
    <meta:editing-duration>PT54S</meta:editing-duration>
    <meta:editing-cycles>1</meta:editing-cycles>
    <meta:generator>OpenOffice/4.1.7$Win32 OpenOffice.org_project/417m1$Build-9800</meta:generator>
  </office:meta>
</office:document-meta>
</file>